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4000001F49242182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33% 80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6" style:data-style-name="N0">16</text:variable-set>: Kepler’s Laws</text:p>
      <text:p text:style-name="P1"/>
      <text:list xml:id="list1044029440" text:style-name="L1">
        <text:list-item>
          <text:p text:style-name="P3">The Earth has a minimum distance from the Sun of 1.471 x 10<text:span text:style-name="T1">11</text:span>m. <text:s/>Its maximum distance from the Sun is 1.521 x 10<text:span text:style-name="T1">11</text:span> m. <text:s/>What is the eccentricity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13247870" text:continue-numbering="true" text:style-name="L1">
        <text:list-item>
          <text:p text:style-name="P3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11921653" text:continue-numbering="true" text:style-name="L1">
        <text:list-item>
          <text:p text:style-name="P3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pluto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2198563" text:continue-numbering="true" text:style-name="L1">
        <text:list-item>
          <text:p text:style-name="P3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40496657" text:continue-numbering="true" text:style-name="L1">
        <text:list-item>
          <text:p text:style-name="P3"><text:soft-page-break/>Io is 4.217 x 10<text:span text:style-name="T1">8</text:span> m from Jupiter. <text:s/>It orbits Jupiter in 42.459 hours. <text:s/></text:p>
          <text:list>
            <text:list-item>
              <text:p text:style-name="P3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62784510" text:continue-numbering="true" text:style-name="L1">
        <text:list-item>
          <text:list>
            <text:list-item>
              <text:p text:style-name="P3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65410826" text:continue-numbering="true" text:style-name="L1">
        <text:list-item>
          <text:p text:style-name="P3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3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16734572" text:continue-numbering="true" text:style-name="L1">
        <text:list-item>
          <text:list>
            <text:list-item>
              <text:p text:style-name="P3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24962031" text:continue-numbering="true" text:style-name="L1">
        <text:list-item>
          <text:p text:style-name="P3">It takes the sun approximately 250,000,000 years to orbit the center of the Milky Way Galaxy. <text:s/>Its distance from the galactic center is 2.5×10<text:span text:style-name="T2">20</text:span><text:span text:style-name="T3"> meters. <text:s/>What is the time it would take a star with an orbital radius of <text:s/>3.5×10</text:span><text:span text:style-name="T2">12</text:span><text:span text:style-name="T3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492in" svg:y="-0.2835in" svg:width="0.6in" svg:height="0.6in" draw:z-index="1"><draw:image xlink:href="Pictures/10000000000001F4000001F492421829.png" xlink:type="simple" xlink:show="embed" xlink:actuate="onLoad"/></draw:frame> <text:s text:c="11"/>Name:<text:tab/><text:tab/><text:date style:data-style-name="N37" text:date-value="2012-01-05T06:50:32.99" text:fixed="true" text:date-adjust="PT24H00M00S">01/06/12</text:date></text:p>
      </style:header>
      <style:footer>
        <text:p text:style-name="Footer">2<text:span text:style-name="MT1">nd</text:span> Nine Weeks<text:tab/><text:page-number text:select-page="current">1</text:page-number>/<text:page-count>2</text:page-count><text:tab/>Assignment <text:variable-get text:name="Assignment" office:value-type="float" style:data-style-name="N0">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5T06:50:33</meta:creation-date>
    <meta:editing-duration>PT37S</meta:editing-duration>
    <meta:editing-cycles>3</meta:editing-cycles>
    <meta:generator>OpenOffice.org/3.3$Unix OpenOffice.org_project/330m20$Build-9567</meta:generator>
    <meta:initial-creator>Jonas Williamson</meta:initial-creator>
    <dc:date>2012-01-05T06:51:10</dc:date>
    <dc:creator>Jonas Williamson</dc:creator>
    <meta:printed-by>Jonas Williamson</meta:printed-by>
    <meta:print-date>2012-01-05T06:51:01</meta:print-date>
    <meta:document-statistic meta:table-count="0" meta:image-count="1" meta:object-count="0" meta:page-count="2" meta:paragraph-count="14" meta:word-count="342" meta:character-count="1756"/>
  </office:meta>
</office:document-meta>
</file>